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2.764cm"/>
    </style:style>
    <style:style style:name="co7" style:family="table-column">
      <style:table-column-properties fo:break-before="auto" style:column-width="14.429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4.577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1.192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7.297cm"/>
    </style:style>
    <style:style style:name="co15" style:family="table-column">
      <style:table-column-properties fo:break-before="auto" style:column-width="4.662cm"/>
    </style:style>
    <style:style style:name="co16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3.422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Output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share</text:p>
          </table:table-cell>
          <table:table-cell office:value-type="string">
            <text:p>click on share it should show the list in message (Iphone)</text:p>
          </table:table-cell>
          <table:table-cell table:number-columns-repeated="2"/>
          <table:table-cell office:value-type="string">
            <text:p>Fail</text:p>
          </table:table-cell>
          <table:table-cell table:style-name="ce3" office:value-type="date" office:date-value="2013-07-31">
            <text:p>31/07/1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st</text:p>
          </table:table-cell>
          <table:table-cell table:style-name="ce2" office:value-type="string">
            <text:p>List overview</text:p>
          </table:table-cell>
          <table:table-cell office:value-type="string">
            <text:p>click on list overview </text:p>
            <text:p>Click on back </text:p>
            <text:p>Click on new list </text:p>
            <text:p>Deleting all list </text:p>
          </table:table-cell>
          <table:table-cell office:value-type="string">
            <text:p>1.Delete all list and going back to list </text:p>
            <text:p>2.When there is already a list which is not used by the user</text:p>
            <text:p>and trying to create another </text:p>
            <text:p>3.Trying to create more than two list for non subscribed user</text:p>
            <text:p>4.Checking the names in the list Whether it showing </text:p>
            <text:p>active items or not.</text:p>
            <text:p/>
          </table:table-cell>
          <table:table-cell table:number-columns-repeated="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ist</text:p>
          </table:table-cell>
          <table:table-cell office:value-type="string">
            <text:p>Adding item</text:p>
          </table:table-cell>
          <table:table-cell office:value-type="string">
            <text:p>Add a new item </text:p>
            <text:p>Add a existing item</text:p>
            <text:p>Add a nutrition item</text:p>
            <text:p/>
          </table:table-cell>
          <table:table-cell office:value-type="string">
            <text:p>1.Add a new item without quantity ang without selecting the category</text:p>
            <text:p>2.Add a item with quantity and category</text:p>
            <text:p>3.Add a user item from useritems overview</text:p>
            <text:p>4.Increase the quanitiy from list and by adding from user item overview</text:p>
            <text:p>5.Adding nutrition item from nutrition db and increasing the </text:p>
            <text:p>quantity from nutritional facts</text:p>
            <text:p>6.When adding a item it should show back button which allows users to</text:p>
            <text:p><text:s/>Go back to list</text:p>
          </table:table-cell>
          <table:table-cell table:number-columns-repeated="5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List</text:p>
          </table:table-cell>
          <table:table-cell office:value-type="string">
            <text:p>useritem overview icon</text:p>
          </table:table-cell>
          <table:table-cell office:value-type="string">
            <text:p>click on user item overview</text:p>
          </table:table-cell>
          <table:table-cell office:value-type="string">
            <text:p>1.Add a new item without quantity and without selecting the category </text:p>
            <text:p>2.Add a item with quantity and category</text:p>
            <text:p><text:s/>3.Add a user item from useritems overview </text:p>
            <text:p>4.Increase the quanitiy from list and by adding from user item overview </text:p>
            <text:p>5.Adding nutrition item from nutrition db and increasing the <text:s/>quantity from nutritional facts </text:p>
            <text:p>6.When adding a item it should show back button which allows users to <text:s/>Go back to list</text:p>
          </table:table-cell>
          <table:table-cell table:number-columns-repeated="5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ist</text:p>
          </table:table-cell>
          <table:table-cell office:value-type="string">
            <text:p>items in list</text:p>
          </table:table-cell>
          <table:table-cell office:value-type="string">
            <text:p>Click on list for long time </text:p>
            <text:p>Tap a item</text:p>
          </table:table-cell>
          <table:table-cell office:value-type="string">
            <text:p>1.When clicked long time it will go to edit mode</text:p>
            <text:p>2.By tapping a item it will go to bought list</text:p>
            <text:p>3.When tap item from bought list it will come to shopping list</text:p>
            <text:p>4.Check on the app icon number of active items added 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utrition tabl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trition table</text:p>
          </table:table-cell>
          <table:table-cell office:value-type="string">
            <text:p>Search</text:p>
          </table:table-cell>
          <table:table-cell office:value-type="string">
            <text:p>search a item -&gt;it should go to item detail page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utrition table</text:p>
          </table:table-cell>
          <table:table-cell office:value-type="string">
            <text:p>Item detail</text:p>
          </table:table-cell>
          <table:table-cell office:value-type="string">
            <text:p>search a item -&gt;we can add a item <text:s/>from here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fo</text:p>
          </table:table-cell>
          <table:table-cell office:value-type="string">
            <text:p>Click on” food link”</text:p>
          </table:table-cell>
          <table:table-cell office:value-type="string">
            <text:p>It should open in safari</text:p>
          </table:table-cell>
          <table:table-cell table:number-columns-repeated="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Info</text:p>
          </table:table-cell>
          <table:table-cell office:value-type="string">
            <text:p>follow on facebbok</text:p>
          </table:table-cell>
          <table:table-cell office:value-type="string">
            <text:p>login from settings-&gt;click on follow us on facebook</text:p>
            <text:p>Login through safari -&gt;click on follow us on facebook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ttings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settings</text:p>
          </table:table-cell>
          <table:table-cell office:value-type="string">
            <text:p>shopping list letter size</text:p>
          </table:table-cell>
          <table:table-cell office:value-type="string">
            <text:p>for non subscribed user if we click it should take to buy page</text:p>
            <text:p>For subscribed users it should allow to change the font size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should allow users to see the itemsby priority (Alphabetic,latest,category )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ttings</text:p>
          </table:table-cell>
          <table:table-cell office:value-type="string">
            <text:p>Useritem overview </text:p>
          </table:table-cell>
          <table:table-cell office:value-type="string">
            <text:p>it <text:s/>should allow to edit or delete and to add to list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seritem overview 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eritem overview </text:p>
          </table:table-cell>
          <table:table-cell office:value-type="string">
            <text:p>Done</text:p>
          </table:table-cell>
          <table:table-cell office:value-type="string">
            <text:p>done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settings</text:p>
          </table:table-cell>
          <table:table-cell office:value-type="string">
            <text:p>useritem categories </text:p>
          </table:table-cell>
          <table:table-cell office:value-type="string">
            <text:p>click on it-&gt;It should open the category page</text:p>
            <text:p>It should allow to change the name and delete the name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ttings</text:p>
          </table:table-cell>
          <table:table-cell office:value-type="string">
            <text:p>Prevent auto sleep</text:p>
          </table:table-cell>
          <table:table-cell office:value-type="string">
            <text:p>Click on this and go to list page it shouldn't allow to auto sleep for 15 min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ttings</text:p>
          </table:table-cell>
          <table:table-cell office:value-type="string">
            <text:p>Register</text:p>
          </table:table-cell>
          <table:table-cell office:value-type="string">
            <text:p>It shpuld go to the register page for parse.com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ypage</text:p>
          </table:table-cell>
          <table:table-cell office:value-type="string">
            <text:p>Back</text:p>
          </table:table-cell>
          <table:table-cell office:value-type="string">
            <text:p>back-&gt;it should go to the previous page</text:p>
          </table:table-cell>
          <table:table-cell table:number-columns-repeated="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Buypage</text:p>
          </table:table-cell>
          <table:table-cell office:value-type="string">
            <text:p>buy a subscription</text:p>
          </table:table-cell>
          <table:table-cell office:value-type="string">
            <text:p>click on it-&gt;It will ask confirm purchase-&gt;click ok -&gt;it will show subscribed </text:p>
            <text:p>Message </text:p>
          </table:table-cell>
          <table:table-cell table:number-columns-repeated="6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Buypage</text:p>
          </table:table-cell>
          <table:table-cell office:value-type="string">
            <text:p>Already have subscription</text:p>
          </table:table-cell>
          <table:table-cell office:value-type="string">
            <text:p>Click on it-&gt;It will open another page-&gt;and click on i already have an account-&gt;</text:p>
            <text:p>It will open parse.com to login</text:p>
            <text:p>Click on create new account-&gt;It will show registration page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ypage</text:p>
          </table:table-cell>
          <table:table-cell office:value-type="string">
            <text:p>Facebook</text:p>
          </table:table-cell>
          <table:table-cell office:value-type="string">
            <text:p>click on the link it should go to the facebook (both from safari and settings)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ll</text:p>
          </table:table-cell>
          <table:table-cell office:value-type="string">
            <text:p>UI</text:p>
          </table:table-cell>
          <table:table-cell office:value-type="string">
            <text:p>All UI should be as per mockups</text:p>
          </table:table-cell>
          <table:table-cell table:number-columns-repeated="6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settings</text:p>
          </table:table-cell>
          <table:table-cell office:value-type="string">
            <text:p><text:s/>default settings page</text:p>
          </table:table-cell>
          <table:table-cell office:value-type="string">
            <text:p>Click on default settings page</text:p>
          </table:table-cell>
          <table:table-cell office:value-type="string">
            <text:p>Select nutrition facts search-&gt;close the app-&gt;delete from background-&gt;open the app-&gt; </text:p>
            <text:p>list-&gt;nutrition-&gt;click on back-&gt;edit a item -&gt;click on done </text:p>
          </table:table-cell>
          <table:table-cell/>
          <table:table-cell office:value-type="string">
            <text:p>Not able to click on other</text:p>
            <text:p><text:s/>Modules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9"/>
        </table:table-row>
      </table:table>
      <table:table table:name="TENLEG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a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Splash screen and </text:p>
            <text:p>tutorial screen</text:p>
          </table:table-cell>
          <table:table-cell office:value-type="string">
            <text:p>Text content and images</text:p>
          </table:table-cell>
          <table:table-cell/>
          <table:table-cell office:value-type="string">
            <text:p>Check the content and alignment</text:p>
          </table:table-cell>
          <table:table-cell table:number-columns-repeated="4"/>
        </table:table-row>
        <table:table-row table:style-name="ro8">
          <table:table-cell office:value-type="float" office:value="2">
            <text:p>2</text:p>
          </table:table-cell>
          <table:table-cell office:value-type="string">
            <text:p>tutorial screen6</text:p>
          </table:table-cell>
          <table:table-cell office:value-type="string">
            <text:p>logi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torial screen6</text:p>
          </table:table-cell>
          <table:table-cell office:value-type="string">
            <text:p>signup</text:p>
          </table:table-cell>
          <table:table-cell office:value-type="string">
            <text:p>Click on signup</text:p>
          </table:table-cell>
          <table:table-cell office:value-type="string">
            <text:p>It should open Signup pag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torial screen6</text:p>
          </table:table-cell>
          <table:table-cell office:value-type="string">
            <text:p>Skip for now</text:p>
          </table:table-cell>
          <table:table-cell office:value-type="string">
            <text:p>Click on skip now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7">
          <table:table-cell office:value-type="float" office:value="5">
            <text:p>5</text:p>
          </table:table-cell>
          <table:table-cell office:value-type="string">
            <text:p>Login</text:p>
          </table:table-cell>
          <table:table-cell office:value-type="string">
            <text:p>userid</text:p>
          </table:table-cell>
          <table:table-cell/>
          <table:table-cell office:value-type="string">
            <text:p>Check the user id by giving some name </text:p>
            <text:p>with special charecters</text:p>
            <text:p/>
          </table:table-cell>
          <table:table-cell office:value-type="string">
            <text:p><text:a xlink:href="mailto:vjkhfjd**$@gmail.com">vjkhfjd**$@gmail.com</text:a></text:p>
          </table:table-cell>
          <table:table-cell table:number-columns-repeated="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ogin</text:p>
          </table:table-cell>
          <table:table-cell office:value-type="string">
            <text:p>login</text:p>
          </table:table-cell>
          <table:table-cell office:value-type="string">
            <text:p>It should logg into app</text:p>
          </table:table-cell>
          <table:table-cell table:number-columns-repeated="5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signup</text:p>
          </table:table-cell>
          <table:table-cell office:value-type="string">
            <text:p>email</text:p>
          </table:table-cell>
          <table:table-cell office:value-type="string">
            <text:p>Check validation for Email field </text:p>
          </table:table-cell>
          <table:table-cell table:style-name="ce4"/>
          <table:table-cell office:value-type="string">
            <text:p>dsdas&lt;&lt;&lt;<text:a xlink:href="mailto:%25@gmail.com">%@gmail.com</text:a></text:p>
            <text:p><text:a xlink:href="mailto:Fhgfhfghf+!@gmail.com">Fhgfhfghf+!@gmail.com</text:a></text:p>
            <text:p><text:a xlink:href="mailto:Vineelasonu@gmail.com">Vineelasonu@gmail.com</text:a></text:p>
          </table:table-cell>
          <table:table-cell table:number-columns-repeated="3"/>
        </table:table-row>
        <table:table-row table:style-name="ro7">
          <table:table-cell office:value-type="float" office:value="9">
            <text:p>9</text:p>
          </table:table-cell>
          <table:table-cell office:value-type="string">
            <text:p>signup</text:p>
          </table:table-cell>
          <table:table-cell office:value-type="string">
            <text:p>username</text:p>
          </table:table-cell>
          <table:table-cell office:value-type="string">
            <text:p>No special characters. Only allowed </text:p>
            <text:p>characters are A-Za-z0-9</text:p>
            <text:p/>
          </table:table-cell>
          <table:table-cell/>
          <table:table-cell office:value-type="string">
            <text:p>1.vineela@##</text:p>
            <text:p>2.Vineela123</text:p>
            <text:p><text:a xlink:href="mailto:vineelas@134">vineelas@134</text:a>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ignup</text:p>
          </table:table-cell>
          <table:table-cell office:value-type="string">
            <text:p>Password</text:p>
          </table:table-cell>
          <table:table-cell office:value-type="string">
            <text:p>Check the password </text:p>
            <text:p>1)Enter less than 6</text:p>
            <text:p>2)Enter without Upper case Charecter</text:p>
            <text:p>3)Without Numeric charecter</text:p>
            <text:p>4)Enter the special charecters other </text:p>
            <text:p>than given</text:p>
          </table:table-cell>
          <table:table-cell/>
          <table:table-cell office:value-type="string">
            <text:p>1.Test1</text:p>
            <text:p>2.test1</text:p>
            <text:p>3.Test</text:p>
            <text:p>4.Test??//</text:p>
            <text:p>5.Test123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signup</text:p>
          </table:table-cell>
          <table:table-cell office:value-type="string">
            <text:p>firstname</text:p>
          </table:table-cell>
          <table:table-cell/>
          <table:table-cell office:value-type="string">
            <text:p>It should accept any name <text:s/>first name and</text:p>
            <text:p><text:s/>last name </text:p>
          </table:table-cell>
          <table:table-cell office:value-type="string">
            <text:p>1.vini</text:p>
            <text:p>2.vini sonu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signup</text:p>
          </table:table-cell>
          <table:table-cell office:value-type="string">
            <text:p>Check box</text:p>
          </table:table-cell>
          <table:table-cell/>
          <table:table-cell office:value-type="string">
            <text:p>It should be checked if not it should </text:p>
            <text:p>show error</text:p>
          </table:table-cell>
          <table:table-cell office:value-type="string">
            <text:p>1.uncheked </text:p>
            <text:p>2.Cheked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gnup</text:p>
          </table:table-cell>
          <table:table-cell office:value-type="string">
            <text:p>create account</text:p>
          </table:table-cell>
          <table:table-cell office:value-type="string">
            <text:p>click on create account</text:p>
          </table:table-cell>
          <table:table-cell office:value-type="string">
            <text:p>It should create account</text:p>
          </table:table-cell>
          <table:table-cell table:number-columns-repeated="4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Art screen</text:p>
          </table:table-cell>
          <table:table-cell office:value-type="string">
            <text:p>Menu</text:p>
          </table:table-cell>
          <table:table-cell office:value-type="string">
            <text:p>click on menu</text:p>
          </table:table-cell>
          <table:table-cell office:value-type="string">
            <text:p>)It should show the background page as</text:p>
            <text:p><text:s/>well pop overpage</text:p>
            <text:p>2) In Backgroung page it should show only</text:p>
            <text:p><text:s/>sort by, login and menu icon</text:p>
          </table:table-cell>
          <table:table-cell table:number-columns-repeated="4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Ar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office:value-type="string">
            <text:p>1.sandeep</text:p>
            <text:p>2.Giridev</text:p>
            <text:p>3.Bob</text:p>
          </table:table-cell>
          <table:table-cell table:number-columns-repeated="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Art screen</text:p>
          </table:table-cell>
          <table:table-cell office:value-type="string">
            <text:p>filter by</text:p>
          </table:table-cell>
          <table:table-cell office:value-type="string">
            <text:p>click on filter by</text:p>
          </table:table-cell>
          <table:table-cell office:value-type="string">
            <text:p>It should allow to select one option at a time</text:p>
            <text:p><text:s/>and it shouldnt allow to open both sort by </text:p>
            <text:p>Filter by at a time and check the results as</text:p>
            <text:p><text:s/>per selection or not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rt screen</text:p>
          </table:table-cell>
          <table:table-cell office:value-type="string">
            <text:p>sort by</text:p>
          </table:table-cell>
          <table:table-cell office:value-type="string">
            <text:p>click on sort by</text:p>
          </table:table-cell>
          <table:table-cell table:number-columns-repeated="5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Art screen</text:p>
          </table:table-cell>
          <table:table-cell office:value-type="string">
            <text:p>Click on login</text:p>
            <text:p/>
            <text:p/>
          </table:table-cell>
          <table:table-cell office:value-type="string">
            <text:p>1)It should open the login page </text:p>
            <text:p>2)Back symbol should be there at the top</text:p>
            <text:p>3) It should show Login &amp; signup options"</text:p>
            <text:p/>
            <text:p/>
          </table:table-cell>
          <table:table-cell/>
          <table:table-cell office:value-type="string">
            <text:p>Check for Back button Artist image with view profile in the header</text:p>
            <text:p>1)click on <text:s/>Back button</text:p>
            <text:p>2)click on view profile</text:p>
            <text:p>3)Check the image</text:p>
            <text:p>4)Click on the name below the art 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Art screen</text:p>
          </table:table-cell>
          <table:table-cell office:value-type="string">
            <text:p>Click on art</text:p>
          </table:table-cell>
          <table:table-cell office:value-type="string">
            <text:p>scroll up the page to see next arts</text:p>
            <text:p>It should go to the art detailed page</text:p>
            <text:p/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rt detail screen</text:p>
          </table:table-cell>
          <table:table-cell office:value-type="string">
            <text:p><text:s/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the art screen page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rt detail screen</text:p>
          </table:table-cell>
          <table:table-cell office:value-type="string">
            <text:p>view profile</text:p>
          </table:table-cell>
          <table:table-cell office:value-type="string">
            <text:p>click on view profile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Art detail screen</text:p>
          </table:table-cell>
          <table:table-cell office:value-type="string">
            <text:p>Check the image</text:p>
          </table:table-cell>
          <table:table-cell office:value-type="string">
            <text:p>)Below the image it should show number </text:p>
            <text:p>of <text:s/>view&amp; favorited.</text:p>
            <text:p>It should allow user to favorite the </text:p>
            <text:p>art(Logged user)</text:p>
          </table:table-cell>
          <table:table-cell table:number-columns-repeated="5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Art detail screen</text:p>
          </table:table-cell>
          <table:table-cell office:value-type="string">
            <text:p>comment</text:p>
          </table:table-cell>
          <table:table-cell office:value-type="string">
            <text:p>It should allow only for the logged in user </text:p>
            <text:p>to comment if user is not logged in it</text:p>
            <text:p><text:s/>should go to login page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rtist screen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Artist screen</text:p>
          </table:table-cell>
          <table:table-cell/>
          <table:table-cell office:value-type="string">
            <text:p>It should show <text:s/>" Featured","All" instead </text:p>
            <text:p>of sort by other options are same as in </text:p>
            <text:p>Art page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rtist detail screen</text:p>
          </table:table-cell>
          <table:table-cell office:value-type="string">
            <text:p>Back</text:p>
          </table:table-cell>
          <table:table-cell office:value-type="string">
            <text:p>click on <text:s/>Back button</text:p>
          </table:table-cell>
          <table:table-cell office:value-type="string">
            <text:p>It should go to artist detailed page</text:p>
          </table:table-cell>
          <table:table-cell table:number-columns-repeated="4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Artist detail screen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 rtist it should increase </text:p>
            <text:p>the number in followers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rtist detail screen</text:p>
          </table:table-cell>
          <table:table-cell office:value-type="string">
            <text:p>UI</text:p>
          </table:table-cell>
          <table:table-cell office:value-type="string">
            <text:p>as per the mockup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rtist detail screen</text:p>
          </table:table-cell>
          <table:table-cell office:value-type="string">
            <text:p>About</text:p>
          </table:table-cell>
          <table:table-cell office:value-type="string">
            <text:p>click on about It should show Bio of artist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rtist detail screen</text:p>
          </table:table-cell>
          <table:table-cell office:value-type="string">
            <text:p>portfolio</text:p>
          </table:table-cell>
          <table:table-cell office:value-type="string">
            <text:p>click on portfolio-&gt;it should show arts</text:p>
          </table:table-cell>
          <table:table-cell table:number-columns-repeated="5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Artist detail screen</text:p>
          </table:table-cell>
          <table:table-cell office:value-type="string">
            <text:p>recent activity</text:p>
          </table:table-cell>
          <table:table-cell office:value-type="string">
            <text:p>click on it-&gt;It should show recent </text:p>
            <text:p>Activities of artist</text:p>
          </table:table-cell>
          <table:table-cell table:number-columns-repeated="5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My favorites</text:p>
          </table:table-cell>
          <table:table-cell office:value-type="string">
            <text:p>Click on art</text:p>
          </table:table-cell>
          <table:table-cell office:value-type="string">
            <text:p>It should go to the art detailed page</text:p>
            <text:p>All the arts displayed in arts should be</text:p>
            <text:p><text:s/>Favorited by the user</text:p>
          </table:table-cell>
          <table:table-cell table:number-columns-repeated="5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My Profile</text:p>
          </table:table-cell>
          <table:table-cell/>
          <table:table-cell office:value-type="string">
            <text:p>It should show user name and art of user </text:p>
            <text:p>And “view”,” Favorited” followers”</text:p>
            <text:p>when user clicks his own arts it shouldn't </text:p>
            <text:p>Show follow </text:p>
          </table:table-cell>
          <table:table-cell table:number-columns-repeated="5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About us</text:p>
          </table:table-cell>
          <table:table-cell office:value-type="string">
            <text:p>Follow</text:p>
          </table:table-cell>
          <table:table-cell office:value-type="string">
            <text:p>Click on follow -&gt;unfollow </text:p>
            <text:p>When followed artist it should increase </text:p>
            <text:p>the number in followers</text:p>
          </table:table-cell>
          <table:table-cell table:number-columns-repeated="5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ogout</text:p>
          </table:table-cell>
          <table:table-cell office:value-type="string">
            <text:p>logout</text:p>
          </table:table-cell>
          <table:table-cell office:value-type="string">
            <text:p>it should logout from the app and </text:p>
            <text:p>Shoud go to tutorial 6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Home</text:p>
          </table:table-cell>
          <table:table-cell office:value-type="string">
            <text:p>search</text:p>
          </table:table-cell>
          <table:table-cell office:value-type="string">
            <text:p>click on search</text:p>
          </table:table-cell>
          <table:table-cell office:value-type="string">
            <text:p>It should allow to search only 5 charecters</text:p>
          </table:table-cell>
          <table:table-cell table:number-columns-repeated="4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Home</text:p>
          </table:table-cell>
          <table:table-cell office:value-type="string">
            <text:p>Post your status</text:p>
          </table:table-cell>
          <table:table-cell office:value-type="string">
            <text:p>it should allow user to post </text:p>
            <text:p/>
          </table:table-cell>
          <table:table-cell table:number-columns-repeated="5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Home</text:p>
          </table:table-cell>
          <table:table-cell/>
          <table:table-cell office:value-type="string">
            <text:p>In home we can see all artist that user is</text:p>
            <text:p><text:s/>following and their updates</text:p>
          </table:table-cell>
          <table:table-cell table:number-columns-repeated="5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Home</text:p>
          </table:table-cell>
          <table:table-cell/>
          <table:table-cell office:value-type="string">
            <text:p>Click on own profile shouldn't</text:p>
            <text:p><text:s/>show follow </text:p>
          </table:table-cell>
          <table:table-cell table:number-columns-repeated="5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ll</text:p>
          </table:table-cell>
          <table:table-cell/>
          <table:table-cell office:value-type="string">
            <text:p>For non logged in user it should show only </text:p>
            <text:p>1.Art</text:p>
            <text:p>2.Artist</text:p>
            <text:p>3.About us</text:p>
            <text:p>4.Tips</text:p>
            <text:p>5.Login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ll</text:p>
          </table:table-cell>
          <table:table-cell office:value-type="string">
            <text:p>Tips</text:p>
          </table:table-cell>
          <table:table-cell office:value-type="string">
            <text:p>click on tips -&gt;it should go to tutorial pages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ogin</text:p>
          </table:table-cell>
          <table:table-cell/>
          <table:table-cell office:value-type="string">
            <text:p>it should go to login page</text:p>
          </table:table-cell>
          <table:table-cell table:number-columns-repeated="5"/>
        </table:table-row>
        <table:table-row table:style-name="ro9">
          <table:table-cell office:value-type="float" office:value="43">
            <text:p>43</text:p>
          </table:table-cell>
          <table:table-cell table:number-columns-repeated="2" table:style-name="ce4" office:value-type="string">
            <text:p>About us</text:p>
          </table:table-cell>
          <table:table-cell table:style-name="ce4" office:value-type="string">
            <text:p>For non logged in user-&gt;Click on Aboutus-&gt;click on art-&gt;click on favorite-&gt;It will go to the Login page-&gt; after login drag the page It will highlight logout instead of about us</text:p>
          </table:table-cell>
          <table:table-cell table:number-columns-repeated="5"/>
        </table:table-row>
        <table:table-row table:style-name="ro10">
          <table:table-cell office:value-type="float" office:value="44">
            <text:p>44</text:p>
          </table:table-cell>
          <table:table-cell table:style-name="ce4" office:value-type="string">
            <text:p>Artist page</text:p>
          </table:table-cell>
          <table:table-cell table:style-name="ce4" office:value-type="string">
            <text:p>for non logged in user Click on artist-&gt;click on follow-&gt; it will go to the login page -&gt;login as same artist-&gt;you can able to see follow button for the logged in user </text:p>
          </table:table-cell>
          <table:table-cell table:number-columns-repeated="6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All</text:p>
          </table:table-cell>
          <table:table-cell/>
          <table:table-cell office:value-type="string">
            <text:p>Login to app-&gt;Delete from back ground-&gt;</text:p>
            <text:p>Select login from menu page-&gt;it will go to login</text:p>
            <text:p><text:s/>page -&gt;Back button is not working and if close</text:p>
            <text:p><text:s/>and come back also showing the same page </text:p>
            <text:p>Forcing user to close the app from background</text:p>
            <text:p><text:s/>Then it will work fine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22/08/2013</text:date>, <text:time>16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8-22T16:05:56</dc:date>
    <meta:editing-duration>PT16H11M22S</meta:editing-duration>
    <meta:editing-cycles>26</meta:editing-cycles>
    <meta:generator>OpenOffice.org/3.4$Win32 OpenOffice.org_project/340m1$Build-9590</meta:generator>
    <meta:document-statistic meta:table-count="3" meta:cell-count="327" meta:object-count="0"/>
  </office:meta>
</office:document-meta>
</file>